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1.8071in"/>
    </style:style>
    <style:style style:name="co3" style:family="table-column">
      <style:table-column-properties fo:break-before="auto" style:column-width="0.8201in"/>
    </style:style>
    <style:style style:name="co4" style:family="table-column">
      <style:table-column-properties fo:break-before="auto" style:column-width="2.1173in"/>
    </style:style>
    <style:style style:name="co5" style:family="table-column">
      <style:table-column-properties fo:break-before="auto" style:column-width="2.069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5902in" fo:break-before="auto" style:use-optimal-row-height="false"/>
    </style:style>
    <style:style style:name="ro7" style:family="table-row">
      <style:table-row-properties style:row-height="0.953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19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2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font-name="Liberation Mono" style:font-name-asian="Liberation Mono" style:font-name-complex="Liberation Mono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erif" fo:font-size="14pt" style:text-underline-style="solid" style:text-underline-width="auto" style:text-underline-color="font-color" fo:font-weight="bold" style:font-name-asian="DejaVu Sans" style:font-size-asian="14pt" style:font-weight-asian="bold" style:font-name-complex="Noto Sans Arabic UI" style:font-size-complex="14pt" style:font-weight-complex="bold"/>
    </style:style>
    <style:style style:name="ce14" style:family="table-cell" style:parent-style-name="Default">
      <style:table-cell-properties fo:background-color="#81d41a"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23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center" fo:margin-left="0in"/>
      <style:text-properties style:font-name="Liberation Mono" style:font-name-asian="Liberation Mono" style:font-name-complex="Liberation Mono"/>
    </style:style>
    <style:style style:name="T1" style:family="text">
      <style:text-properties fo:color="#81d41a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81d41a"/>
    </style:style>
    <style:style style:name="T4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2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 table:style-name="ce11" office:value-type="string" calcext:value-type="string">
            <text:p>OPERATION</text:p>
          </table:table-cell>
          <table:table-cell table:style-name="ce11" office:value-type="string" calcext:value-type="string">
            <text:p>OUTPUT MODE</text:p>
          </table:table-cell>
          <table:table-cell table:style-name="ce11" office:value-type="string" calcext:value-type="string">
            <text:p>SINK</text:p>
          </table:table-cell>
          <table:table-cell table:style-name="ce13" office:value-type="string" calcext:value-type="string">
            <text:p>Working or no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imple selecting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style-name="ce14" office:value-type="string" calcext:value-type="string">
            <text:p>Works</text:p>
          </table:table-cell>
          <table:table-cell/>
        </table:table-row>
        <table:table-row table:style-name="ro3">
          <table:table-cell office:value-type="string" calcext:value-type="string">
            <text:p>Simple selecting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style-name="ce22" office:value-type="string" calcext:value-type="string">
            <text:p>Complete output mode not supported when there are no streaming aggregations on streaming DataFrames/Datasets</text:p>
          </table:table-cell>
          <table:table-cell/>
        </table:table-row>
        <table:table-row table:style-name="ro4">
          <table:table-cell office:value-type="string" calcext:value-type="string">
            <text:p>Simple selecting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style-name="ce14" office:value-type="string" calcext:value-type="string">
            <text:p>Works </text:p>
            <text:p>Just like APPEND mode</text:p>
            <text:p>When there is no aggrega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5">
          <table:table-cell office:value-type="string" calcext:value-type="string">
            <text:p>Aggregation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style-name="ce23" office:value-type="string" calcext:value-type="string">
            <text:p>Append output mode not supported when there are streaming aggregations on streaming DataFrames/DataSets<text:span text:style-name="T3"> without watermark</text:span></text:p>
          </table:table-cell>
          <table:table-cell table:style-name="ce12" office:value-type="string" calcext:value-type="string">
            <text:p>EVEN with water mark its not working, Need to check further</text:p>
          </table:table-cell>
        </table:table-row>
        <table:table-row table:style-name="ro6">
          <table:table-cell office:value-type="string" calcext:value-type="string">
            <text:p>Aggrega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style-name="ce14" office:value-type="string" calcext:value-type="string">
            <text:p>At every trigger complete aggregations of entire data will be displayed everytime</text:p>
          </table:table-cell>
          <table:table-cell/>
        </table:table-row>
        <table:table-row table:style-name="ro4">
          <table:table-cell office:value-type="string" calcext:value-type="string">
            <text:p>Aggrega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style-name="ce14" office:value-type="string" calcext:value-type="string">
            <text:p>At every trigger , only the new data will be displayed along with all time aggregation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7">
          <table:table-cell office:value-type="string" calcext:value-type="string">
            <text:p>Window function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Console</text:p>
          </table:table-cell>
          <table:table-cell table:style-name="ce24" office:value-type="string" calcext:value-type="string">
            <text:p>Append output mode not supported when there are streaming aggregations on streaming DataFrames/DataSets <text:span text:style-name="T4">without watermark</text:span>;</text:p>
          </table:table-cell>
          <table:table-cell table:style-name="ce12" office:value-type="string" calcext:value-type="string">
            <text:p>EVEN with water mark its giving the same error</text:p>
          </table:table-cell>
        </table:table-row>
        <table:table-row table:style-name="ro1">
          <table:table-cell office:value-type="string" calcext:value-type="string">
            <text:p>Window fun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ons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Console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7">
          <table:table-cell office:value-type="string" calcext:value-type="string">
            <text:p>Window function</text:p>
          </table:table-cell>
          <table:table-cell office:value-type="string" calcext:value-type="string">
            <text:p>Append</text:p>
          </table:table-cell>
          <table:table-cell office:value-type="string" calcext:value-type="string">
            <text:p>File</text:p>
          </table:table-cell>
          <table:table-cell table:style-name="ce24" office:value-type="string" calcext:value-type="string">
            <text:p>Append output mode not supported when there are streaming aggregations on streaming DataFrames/DataSets <text:span text:style-name="T4">without watermark</text:span>;</text:p>
          </table:table-cell>
          <table:table-cell table:style-name="ce12" office:value-type="string" calcext:value-type="string">
            <text:p>EVEN with water mark its just giving no rows of data except headers</text:p>
          </table:table-cell>
        </table:table-row>
        <table:table-row table:style-name="ro8">
          <table:table-cell office:value-type="string" calcext:value-type="string">
            <text:p>Window function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File</text:p>
          </table:table-cell>
          <table:table-cell table:style-name="ce23" office:value-type="string" calcext:value-type="string">
            <text:p>Doesnt work for Complete mode into files</text:p>
          </table:table-cell>
          <table:table-cell/>
        </table:table-row>
        <table:table-row table:style-name="ro8">
          <table:table-cell office:value-type="string" calcext:value-type="string">
            <text:p>Window function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File</text:p>
          </table:table-cell>
          <table:table-cell table:style-name="ce23" office:value-type="string" calcext:value-type="string">
            <text:p>Doesnt work for Update mode into files</text:p>
          </table:table-cell>
          <table:table-cell/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08:47:10.3943142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0:37:35.404961385</meta:creation-date>
    <dc:date>2025-01-13T08:47:27.777939392</dc:date>
    <meta:editing-duration>P3DT2H15M31S</meta:editing-duration>
    <meta:editing-cycles>14</meta:editing-cycles>
    <meta:generator>LibreOffice/24.2.7.2$Linux_X86_64 LibreOffice_project/420$Build-2</meta:generator>
    <meta:document-statistic meta:table-count="1" meta:cell-count="53" meta:object-count="0"/>
  </office:meta>
</office:document-meta>
</file>